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22eea4" officeooo:paragraph-rsid="0022eea4" style:font-weight-asian="bold" style:font-weight-complex="bold"/>
    </style:style>
    <style:style style:name="P2" style:family="paragraph" style:parent-style-name="Standard">
      <style:text-properties style:font-name="Arial" fo:font-weight="bold" officeooo:rsid="002eb5a3" officeooo:paragraph-rsid="002eb5a3" style:font-weight-asian="bold" style:font-weight-complex="bold"/>
    </style:style>
    <style:style style:name="P3" style:family="paragraph" style:parent-style-name="Standard">
      <style:text-properties style:font-name="Arial" officeooo:rsid="0022eea4" officeooo:paragraph-rsid="0022eea4"/>
    </style:style>
    <style:style style:name="P4" style:family="paragraph" style:parent-style-name="Standard">
      <style:text-properties style:font-name="Arial" officeooo:rsid="002eb5a3" officeooo:paragraph-rsid="002eb5a3"/>
    </style:style>
    <style:style style:name="P5" style:family="paragraph" style:parent-style-name="Standard">
      <style:text-properties style:font-name="Arial" officeooo:rsid="0033c104" officeooo:paragraph-rsid="0033c104"/>
    </style:style>
    <style:style style:name="P6" style:family="paragraph" style:parent-style-name="Text_20_body">
      <style:text-properties style:font-name="Arial"/>
    </style:style>
    <style:style style:name="P7" style:family="paragraph" style:parent-style-name="Text_20_body">
      <style:text-properties style:font-name="Arial" officeooo:rsid="0022eea4" officeooo:paragraph-rsid="0022eea4"/>
    </style:style>
    <style:style style:name="P8" style:family="paragraph" style:parent-style-name="Text_20_body">
      <style:text-properties style:font-name="Arial" officeooo:rsid="00284c4e" officeooo:paragraph-rsid="00284c4e"/>
    </style:style>
    <style:style style:name="P9" style:family="paragraph" style:parent-style-name="Text_20_body">
      <style:text-properties style:font-name="Arial" officeooo:rsid="0043df70" officeooo:paragraph-rsid="0033c104"/>
    </style:style>
    <style:style style:name="P10" style:family="paragraph" style:parent-style-name="Text_20_body">
      <style:text-properties style:font-name="Arial" officeooo:rsid="004cb11c" officeooo:paragraph-rsid="004cb11c"/>
    </style:style>
    <style:style style:name="T1" style:family="text">
      <style:text-properties officeooo:rsid="00287f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edback for Charles´ Book Review of „The Hate U Give“:</text:p>
      <text:p text:style-name="P3"/>
      <text:p text:style-name="P7">The book review provided a clear overview of the novel "The Hate You Give" by Angie Thomas. The author successfully introduced the reader to the novel's author, title and subject matter, which focuses on racism and police violence against people of color.</text:p>
      <text:p text:style-name="P6">The main body of the review provided a succinct summary of the plot, as well as an analysis of important aspects of the novel such as setting, characters, conflict, and theme. Additionally, the review included both positive and negative evaluations of the novel.</text:p>
      <text:p text:style-name="P6">The conclusion effectively summarized the overall opinion of the book and answered important questions such as whether it was a good read, what aspects of the book were most appealing, and whether the author would recommend it to others.</text:p>
      <text:p text:style-name="P8">The Review <text:span text:style-name="T1">has significant grammatical errors and could be improved by using more complex vocabulary.</text:span></text:p>
      <text:p text:style-name="P6">Overall, the review provided a thoughtful evaluation of the novel.</text:p>
      <text:p text:style-name="P3"/>
      <text:p text:style-name="P3"/>
      <text:p text:style-name="P3"/>
      <text:p text:style-name="P3"/>
      <text:p text:style-name="P2">Did Starr make an Impact?</text:p>
      <text:p text:style-name="P4"/>
      <text:p text:style-name="P5">Has Starr changed in the coruse of the novel?</text:p>
      <text:p text:style-name="P5"/>
      <text:p text:style-name="P5">In the last chapter of "The Hate U Give" by Angie Thomas, the main character Starr changes as she begins to take a more active role in advocating for social justice and fighting against police brutality. Throughout the book, Starr grapples with the trauma of witnessing her best friend's murder and the subsequent police cover-up, but in the final chapter, she decides to speak out and use her voice to bring attention to the issues at hand. This represents a significant change in Starr's character development as she moves from being a passive observer to an active participant in the fight for justi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The Hate U Give" is a powerful film that tackles important social issues, including racial inequality and police brutality. The film is based on Angie Thomas' best-selling young adult novel of the same name, and both the book and the movie effectively explore these complex themes. The film does an excellent job of bringing the characters and story to life, making the audience feel empathy for the protagonist and her struggles.</text:p>
      <text:p text:style-name="P6">The story follows Starr Carter, a high school student who witnesses the shooting of her unarmed friend by a police officer. The film does an excellent job of capturing the tension and emotions of the situation, as Starr is torn between loyalty to her community and fear of retaliation from the police.</text:p>
      <text:p text:style-name="P6">One of the key differences between the book and the film is the way they approach certain themes. While the book delves more deeply into Starr's personal struggles, the film takes a more direct approach to addressing systemic issues of racial inequality and police brutality. The film also expands on some of the supporting characters, providing more insight into their motivations and perspectives.</text:p>
      <text:p text:style-name="P6">Overall, both the book and the film are important and impactful works that are sure to spark important conversations and bring attention to the issues they address. While the book may offer a more intimate look at Starr's personal journey, the film is an effective adaptation that successfully translates the book's themes to the screen. If you're looking for a thought-provoking film that will challenge your perspectives and spark meaningful discussions, "The Hate U Give" is highly recommended.</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30T10:15:06.713000000</dc:date>
    <meta:editing-duration>PT1H23M11S</meta:editing-duration>
    <meta:editing-cycles>26</meta:editing-cycles>
    <meta:generator>LibreOffice/7.1.0.3$Windows_X86_64 LibreOffice_project/f6099ecf3d29644b5008cc8f48f42f4a40986e4c</meta:generator>
    <meta:document-statistic meta:table-count="0" meta:image-count="0" meta:object-count="0" meta:page-count="2" meta:paragraph-count="13" meta:word-count="540" meta:character-count="3279" meta:non-whitespace-character-count="2752"/>
  </office:meta>
</office:document-meta>
</file>